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CB633A00EC0AF4BB.png" manifest:media-type="image/png"/>
  <manifest:file-entry manifest:full-path="Pictures/100000000000078000000438B1EB29DF5E1F539F.png" manifest:media-type="image/png"/>
  <manifest:file-entry manifest:full-path="Pictures/100000000000078000000438BBD9F87968CF876C.png" manifest:media-type="image/png"/>
  <manifest:file-entry manifest:full-path="Pictures/100000000000078000000438FCE8A2924C24C84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cm, 13.064cm, 3.9cm, 8.3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54cm, 20.372cm, 0cm, 2.48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78cm, 20.372cm, 0cm, 1.76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6cm, 21.568cm, 6.544cm, 1.599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1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01cm" svg:y="1.2cm" presentation:class="title" presentation:user-transformed="true">
          <draw:text-box>
            <text:p>Vi editor</text:p>
          </draw:text-box>
        </draw:frame>
        <draw:frame presentation:style-name="pr2" draw:text-style-name="P2" draw:layer="layout" svg:width="25.199cm" svg:height="11.315cm" svg:x="0.601cm" svg:y="3.685cm" presentation:class="subtitle" presentation:user-transformed="true">
          <draw:text-box>
            <text:p text:style-name="P1"><text:span text:style-name="T1">12 Feb 2021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ubmitted by</text:span></text:p>
            <text:p text:style-name="P1"><text:span text:style-name="T1"/></text:p>
            <text:p text:style-name="P1"><text:span text:style-name="T1">Reshma S J</text:span></text:p>
            <text:p text:style-name="P1"><text:span text:style-name="T1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 editor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<text:span text:style-name="T3">If ....else statement</text:span></text:p>
              </text:list-item>
            </text:list>
          </draw:text-box>
        </draw:frame>
        <draw:frame draw:style-name="gr2" draw:text-style-name="P5" draw:layer="layout" svg:width="16.199cm" svg:height="11.399cm" svg:x="10.4cm" svg:y="3.257cm">
          <draw:image xlink:href="Pictures/100000000000078000000438FCE8A2924C24C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15.399cm" svg:height="13.349cm" svg:x="11.6cm" svg:y="0.851cm">
          <draw:image xlink:href="Pictures/100000000000078000000438BBD9F87968CF87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0.001cm" svg:height="9.134cm" svg:x="1.4cm" svg:y="3.685cm" presentation:class="outline" presentation:placeholder="true" presentation:user-transformed="true">
          <draw:text-box/>
        </draw:frame>
        <draw:frame draw:style-name="gr4" draw:text-style-name="P5" draw:layer="layout" svg:width="15.799cm" svg:height="12.288cm" svg:x="12cm" svg:y="2.112cm">
          <draw:image xlink:href="Pictures/100000000000078000000438B1EB29DF5E1F53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4" draw:layer="layout" svg:width="9.801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o read the numbers from console and check using if else</text:span></text:p>
              </text:list-item>
            </text:list>
          </draw:text-box>
        </draw:frame>
        <draw:frame draw:style-name="gr5" draw:text-style-name="P5" draw:layer="layout" svg:width="14.799cm" svg:height="10.199cm" svg:x="11.201cm" svg:y="2.8cm">
          <draw:image xlink:href="Pictures/100000000000078000000438CB633A00EC0AF4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2T15:24:28.011841816</meta:creation-date>
    <dc:date>2021-02-13T00:22:52.907027592</dc:date>
    <meta:editing-duration>PT56M50S</meta:editing-duration>
    <meta:editing-cycles>6</meta:editing-cycles>
    <meta:generator>LibreOffice/6.1.5.2$Linux_X86_64 LibreOffice_project/90f8dcf33c87b3705e78202e3df5142b201bd805</meta:generator>
    <meta:document-statistic meta:object-count="49"/>
  </office:meta>
</office:document-meta>
</file>